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fo:margin-top="0.0694in" fo:margin-bottom="0.0694in" fo:line-height="100%" fo:margin-left="0.25in">
        <style:tab-stops/>
      </style:paragraph-properties>
      <style:text-properties style:font-name="Times New Roman" style:font-name-asian="Times New Roman" fo:font-weight="bold" style:font-weight-asian="bold" style:font-weight-complex="bold" fo:color="#FF0000" fo:font-size="13.5pt" style:font-size-asian="13.5pt" style:font-size-complex="13.5pt" style:text-underline-type="single" style:text-underline-style="solid" style:text-underline-width="auto" style:text-underline-mode="continuous" style:language-asian="fr" style:country-asian="FR"/>
    </style:style>
    <style:style style:name="P2" style:parent-style-name="Paragraphedeliste" style:family="paragraph">
      <style:paragraph-properties fo:margin-top="0.0694in" fo:margin-bottom="0.0694in" fo:line-height="100%" fo:margin-left="0.75in">
        <style:tab-stops/>
      </style:paragraph-properties>
      <style:text-properties style:font-name="Times New Roman" style:font-name-asian="Times New Roman" fo:font-size="12pt" style:font-size-asian="12pt" style:font-size-complex="12pt" style:language-asian="fr" style:country-asian="FR"/>
    </style:style>
    <style:style style:name="P3" style:parent-style-name="Paragraphedeliste" style:list-style-name="LFO1" style:family="paragraph">
      <style:paragraph-properties fo:text-align="center" fo:margin-top="0.0694in" fo:margin-bottom="0.0694in" fo:line-height="100%"/>
    </style:style>
    <style:style style:name="T4"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5" style:parent-style-name="Policepardéfaut" style:family="text">
      <style:text-properties style:font-name="Times New Roman" style:font-name-asian="Times New Roman" fo:font-size="12pt" style:font-size-asian="12pt" style:font-size-complex="12pt" style:language-asian="fr" style:country-asian="FR"/>
    </style:style>
    <style:style style:name="P6" style:parent-style-name="Paragraphedeliste" style:list-style-name="LFO2"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 style:parent-style-name="Paragraphedeliste" style:list-style-name="LFO2"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8" style:parent-style-name="Paragraphedeliste" style:list-style-name="LFO2"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9" style:parent-style-name="Paragraphedeliste" style:list-style-name="LFO2"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0" style:parent-style-name="Paragraphedeliste" style:list-style-name="LFO2"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1" style:parent-style-name="Paragraphedeliste" style:list-style-name="LFO2"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2" style:parent-style-name="Paragraphedeliste" style:list-style-name="LFO2"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3" style:parent-style-name="Paragraphedeliste" style:list-style-name="LFO2"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4" style:parent-style-name="Paragraphedeliste" style:list-style-name="LFO2"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5" style:parent-style-name="Paragraphedeliste" style:list-style-name="LFO1" style:family="paragraph">
      <style:paragraph-properties fo:text-align="center" fo:margin-top="0.0694in" fo:margin-bottom="0.0694in" fo:line-height="100%"/>
    </style:style>
    <style:style style:name="T16"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17" style:parent-style-name="Policepardéfaut" style:family="text">
      <style:text-properties style:font-name="Times New Roman" style:font-name-asian="Times New Roman" fo:font-size="12pt" style:font-size-asian="12pt" style:font-size-complex="12pt" style:language-asian="fr" style:country-asian="FR"/>
    </style:style>
    <style:style style:name="P18" style:parent-style-name="Paragraphedeliste" style:list-style-name="LFO3"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9" style:parent-style-name="Paragraphedeliste" style:list-style-name="LFO3"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20" style:parent-style-name="Paragraphedeliste" style:list-style-name="LFO3"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21" style:parent-style-name="Paragraphedeliste" style:list-style-name="LFO3"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22" style:parent-style-name="Paragraphedeliste" style:list-style-name="LFO3"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23" style:parent-style-name="Paragraphedeliste" style:list-style-name="LFO1" style:family="paragraph">
      <style:paragraph-properties fo:text-align="center" fo:margin-top="0.0694in" fo:margin-bottom="0.0694in" fo:line-height="100%"/>
    </style:style>
    <style:style style:name="T24"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25" style:parent-style-name="Policepardéfaut" style:family="text">
      <style:text-properties style:font-name="Times New Roman" style:font-name-asian="Times New Roman" fo:font-size="12pt" style:font-size-asian="12pt" style:font-size-complex="12pt" style:language-asian="fr" style:country-asian="FR"/>
    </style:style>
    <style:style style:name="P26" style:parent-style-name="Paragraphedeliste" style:list-style-name="LFO4"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27" style:parent-style-name="Paragraphedeliste" style:list-style-name="LFO4"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28" style:parent-style-name="Paragraphedeliste" style:list-style-name="LFO4"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29" style:parent-style-name="Paragraphedeliste" style:list-style-name="LFO4"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30" style:parent-style-name="Paragraphedeliste" style:list-style-name="LFO1" style:family="paragraph">
      <style:paragraph-properties fo:text-align="center" fo:margin-top="0.0694in" fo:margin-bottom="0.0694in" fo:line-height="100%"/>
    </style:style>
    <style:style style:name="T31"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32" style:parent-style-name="Policepardéfaut" style:family="text">
      <style:text-properties style:font-name="Times New Roman" style:font-name-asian="Times New Roman" fo:font-size="12pt" style:font-size-asian="12pt" style:font-size-complex="12pt" style:language-asian="fr" style:country-asian="FR"/>
    </style:style>
    <style:style style:name="P33" style:parent-style-name="Paragraphedeliste" style:list-style-name="LFO5"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34" style:parent-style-name="Paragraphedeliste" style:list-style-name="LFO5"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35" style:parent-style-name="Paragraphedeliste" style:list-style-name="LFO5"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36" style:parent-style-name="Paragraphedeliste" style:list-style-name="LFO5"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37" style:parent-style-name="Paragraphedeliste" style:list-style-name="LFO5"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38" style:parent-style-name="Paragraphedeliste" style:list-style-name="LFO5"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39" style:parent-style-name="Paragraphedeliste" style:list-style-name="LFO5"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40" style:parent-style-name="Paragraphedeliste" style:list-style-name="LFO5"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41" style:parent-style-name="Paragraphedeliste" style:list-style-name="LFO5"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42" style:parent-style-name="Paragraphedeliste" style:list-style-name="LFO1" style:family="paragraph">
      <style:paragraph-properties fo:text-align="center" fo:margin-top="0.0694in" fo:margin-bottom="0.0694in" fo:line-height="100%"/>
    </style:style>
    <style:style style:name="T43"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44" style:parent-style-name="Paragraphedeliste" style:list-style-name="LFO6" style:family="paragraph">
      <style:paragraph-properties fo:margin-top="0.0694in" fo:margin-bottom="0.0694in" fo:line-height="100%"/>
    </style:style>
    <style:style style:name="T45"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46" style:parent-style-name="Policepardéfaut" style:family="text">
      <style:text-properties style:font-name="Times New Roman" style:font-name-asian="Times New Roman" fo:font-size="12pt" style:font-size-asian="12pt" style:font-size-complex="12pt" style:language-asian="fr" style:country-asian="FR"/>
    </style:style>
    <style:style style:name="P47" style:parent-style-name="Paragraphedeliste" style:list-style-name="LFO6" style:family="paragraph">
      <style:paragraph-properties fo:margin-top="0.0694in" fo:margin-bottom="0.0694in" fo:line-height="100%"/>
    </style:style>
    <style:style style:name="T48"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49" style:parent-style-name="Policepardéfaut" style:family="text">
      <style:text-properties style:font-name="Times New Roman" style:font-name-asian="Times New Roman" fo:font-size="12pt" style:font-size-asian="12pt" style:font-size-complex="12pt" style:language-asian="fr" style:country-asian="FR"/>
    </style:style>
    <style:style style:name="T50" style:parent-style-name="Policepardéfaut" style:family="text">
      <style:text-properties style:font-name="Times New Roman" style:font-name-asian="Times New Roman" fo:font-size="12pt" style:font-size-asian="12pt" style:font-size-complex="12pt" style:language-asian="fr" style:country-asian="FR"/>
    </style:style>
    <style:style style:name="P51" style:parent-style-name="Paragraphedeliste" style:list-style-name="LFO6"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52" style:parent-style-name="Paragraphedeliste" style:list-style-name="LFO6"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53" style:parent-style-name="Paragraphedeliste" style:list-style-name="LFO6"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54" style:parent-style-name="Paragraphedeliste" style:list-style-name="LFO1" style:family="paragraph">
      <style:paragraph-properties fo:text-align="center" fo:margin-top="0.0694in" fo:margin-bottom="0.0694in" fo:line-height="100%"/>
    </style:style>
    <style:style style:name="T55"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56" style:parent-style-name="Paragraphedeliste" style:list-style-name="LFO7" style:family="paragraph">
      <style:paragraph-properties fo:margin-top="0.0694in" fo:margin-bottom="0.0694in" fo:line-height="100%"/>
    </style:style>
    <style:style style:name="T57"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58" style:parent-style-name="Policepardéfaut" style:family="text">
      <style:text-properties style:font-name="Times New Roman" style:font-name-asian="Times New Roman" fo:font-size="12pt" style:font-size-asian="12pt" style:font-size-complex="12pt" style:language-asian="fr" style:country-asian="FR"/>
    </style:style>
    <style:style style:name="P59" style:parent-style-name="Paragraphedeliste" style:list-style-name="LFO7" style:family="paragraph">
      <style:paragraph-properties fo:margin-top="0.0694in" fo:margin-bottom="0.0694in" fo:line-height="100%"/>
    </style:style>
    <style:style style:name="T60"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61" style:parent-style-name="Policepardéfaut" style:family="text">
      <style:text-properties style:font-name="Times New Roman" style:font-name-asian="Times New Roman" fo:font-size="12pt" style:font-size-asian="12pt" style:font-size-complex="12pt" style:language-asian="fr" style:country-asian="FR"/>
    </style:style>
    <style:style style:name="P62" style:parent-style-name="Paragraphedeliste" style:list-style-name="LFO7"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63" style:parent-style-name="Paragraphedeliste" style:list-style-name="LFO7"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6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65" style:parent-style-name="Paragraphedeliste" style:list-style-name="LFO1" style:family="paragraph">
      <style:paragraph-properties fo:text-align="center" fo:margin-top="0.0694in" fo:margin-bottom="0.0694in" fo:line-height="100%"/>
    </style:style>
    <style:style style:name="T66"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67" style:parent-style-name="Policepardéfaut" style:family="text">
      <style:text-properties style:font-name="Times New Roman" style:font-name-asian="Times New Roman" fo:font-size="12pt" style:font-size-asian="12pt" style:font-size-complex="12pt" style:language-asian="fr" style:country-asian="FR"/>
    </style:style>
    <style:style style:name="P68" style:parent-style-name="Paragraphedeliste" style:list-style-name="LFO8"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69" style:parent-style-name="Paragraphedeliste" style:list-style-name="LFO8"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0" style:parent-style-name="Paragraphedeliste" style:list-style-name="LFO8"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1" style:parent-style-name="Paragraphedeliste" style:list-style-name="LFO8"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2" style:parent-style-name="Paragraphedeliste" style:list-style-name="LFO8"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3" style:parent-style-name="Paragraphedeliste" style:list-style-name="LFO1" style:family="paragraph">
      <style:paragraph-properties fo:text-align="center" fo:margin-top="0.0694in" fo:margin-bottom="0.0694in" fo:line-height="100%"/>
    </style:style>
    <style:style style:name="T74"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75" style:parent-style-name="Policepardéfaut" style:family="text">
      <style:text-properties style:font-name="Times New Roman" style:font-name-asian="Times New Roman" fo:font-size="12pt" style:font-size-asian="12pt" style:font-size-complex="12pt" style:language-asian="fr" style:country-asian="FR"/>
    </style:style>
    <style:style style:name="P76" style:parent-style-name="Paragraphedeliste" style:list-style-name="LFO9"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7" style:parent-style-name="Paragraphedeliste" style:list-style-name="LFO9"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8" style:parent-style-name="Paragraphedeliste" style:list-style-name="LFO9"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9" style:parent-style-name="Paragraphedeliste" style:list-style-name="LFO1" style:family="paragraph">
      <style:paragraph-properties fo:text-align="center" fo:margin-top="0.0694in" fo:margin-bottom="0.0694in" fo:line-height="100%"/>
    </style:style>
    <style:style style:name="T80"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81" style:parent-style-name="Policepardéfaut" style:family="text">
      <style:text-properties style:font-name="Times New Roman" style:font-name-asian="Times New Roman" fo:font-size="12pt" style:font-size-asian="12pt" style:font-size-complex="12pt" style:language-asian="fr" style:country-asian="FR"/>
    </style:style>
    <style:style style:name="P82" style:parent-style-name="Paragraphedeliste" style:list-style-name="LFO10"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83" style:parent-style-name="Paragraphedeliste" style:list-style-name="LFO10"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84" style:parent-style-name="Paragraphedeliste" style:list-style-name="LFO10"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85" style:parent-style-name="Paragraphedeliste" style:list-style-name="LFO1" style:family="paragraph">
      <style:paragraph-properties fo:text-align="center" fo:margin-top="0.0694in" fo:margin-bottom="0.0694in" fo:line-height="100%"/>
    </style:style>
    <style:style style:name="T86" style:parent-style-name="Policepardéfaut" style:family="tex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P87" style:parent-style-name="Normal" style:list-style-name="LFO11" style:family="paragraph">
      <style:paragraph-properties fo:margin-top="0.0694in" fo:margin-bottom="0.0694in" fo:line-height="100%"/>
    </style:style>
    <style:style style:name="T88"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89" style:parent-style-name="Normal" style:list-style-name="LFO11"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90" style:parent-style-name="Normal" style:list-style-name="LFO11"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91" style:parent-style-name="Normal" style:list-style-name="LFO11"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92" style:parent-style-name="Normal" style:list-style-name="LFO11"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93" style:parent-style-name="Normal" style:list-style-name="LFO11"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94" style:parent-style-name="Paragraphedeliste" style:list-style-name="LFO1" style:family="paragraph">
      <style:paragraph-properties fo:text-align="center"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P95" style:parent-style-name="Normal" style:list-style-name="LFO12" style:family="paragraph">
      <style:paragraph-properties fo:margin-top="0.0694in" fo:margin-bottom="0.0694in" fo:line-height="100%"/>
    </style:style>
    <style:style style:name="T96"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97" style:parent-style-name="Normal" style:list-style-name="LFO12" style:family="paragraph">
      <style:paragraph-properties fo:margin-top="0.0694in" fo:margin-bottom="0.0694in" fo:line-height="100%"/>
    </style:style>
    <style:style style:name="T98"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99" style:parent-style-name="Policepardéfaut" style:family="text">
      <style:text-properties style:font-name="Times New Roman" style:font-name-asian="Times New Roman" fo:font-size="12pt" style:font-size-asian="12pt" style:font-size-complex="12pt" style:language-asian="fr" style:country-asian="FR"/>
    </style:style>
    <style:style style:name="P100" style:parent-style-name="Normal" style:list-style-name="LFO12" style:family="paragraph">
      <style:paragraph-properties fo:margin-top="0.0694in" fo:margin-bottom="0.0694in" fo:line-height="100%"/>
    </style:style>
    <style:style style:name="T101"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102" style:parent-style-name="Policepardéfaut" style:family="text">
      <style:text-properties style:font-name="Times New Roman" style:font-name-asian="Times New Roman" fo:font-size="12pt" style:font-size-asian="12pt" style:font-size-complex="12pt" style:language-asian="fr" style:country-asian="FR"/>
    </style:style>
    <style:style style:name="P103" style:parent-style-name="Normal" style:list-style-name="LFO12" style:family="paragraph">
      <style:paragraph-properties fo:margin-top="0.0694in" fo:margin-bottom="0.0694in" fo:line-height="100%"/>
    </style:style>
    <style:style style:name="T104"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105" style:parent-style-name="Policepardéfaut" style:family="text">
      <style:text-properties style:font-name="Times New Roman" style:font-name-asian="Times New Roman" fo:font-size="12pt" style:font-size-asian="12pt" style:font-size-complex="12pt" style:language-asian="fr" style:country-asian="FR"/>
    </style:style>
    <style:style style:name="P106" style:parent-style-name="Normal" style:list-style-name="LFO12"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07" style:parent-style-name="Normal" style:list-style-name="LFO12"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08" style:parent-style-name="Normal" style:list-style-name="LFO12"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09" style:parent-style-name="Normal" style:list-style-name="LFO12"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1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11" style:parent-style-name="Normal" style:family="paragraph">
      <style:paragraph-properties fo:margin-top="0.0694in" fo:margin-bottom="0.0694in" fo:line-height="100%" fo:margin-left="0.75in">
        <style:tab-stops/>
      </style:paragraph-properties>
      <style:text-properties style:font-name="Times New Roman" style:font-name-asian="Times New Roman" fo:font-size="12pt" style:font-size-asian="12pt" style:font-size-complex="12pt" style:language-asian="fr" style:country-asian="FR"/>
    </style:style>
    <style:style style:name="P112"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13"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14"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15"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16"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17"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18"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19"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20"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21"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22"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23"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24"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25"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26"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27"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28"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29"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30"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31"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32"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33"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34"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35"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36"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37"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38"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39"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40"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41"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42"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43"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44"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45"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46"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47"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48" style:parent-style-name="Normal" style:family="paragraph">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4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50" style:parent-style-name="Normal" style:list-style-name="LFO13" style:family="paragraph">
      <style:paragraph-properties fo:margin-top="0.0694in" fo:margin-bottom="0.0694in" fo:line-height="100%"/>
    </style:style>
    <style:style style:name="T151"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152" style:parent-style-name="Policepardéfaut" style:family="text">
      <style:text-properties style:font-name="Times New Roman" style:font-name-asian="Times New Roman" fo:font-size="12pt" style:font-size-asian="12pt" style:font-size-complex="12pt" style:language-asian="fr" style:country-asian="FR"/>
    </style:style>
    <style:style style:name="P153" style:parent-style-name="Normal" style:list-style-name="LFO13" style:family="paragraph">
      <style:paragraph-properties fo:margin-top="0.0694in" fo:margin-bottom="0.0694in" fo:line-height="100%"/>
    </style:style>
    <style:style style:name="T154"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155" style:parent-style-name="Policepardéfaut" style:family="text">
      <style:text-properties style:font-name="Times New Roman" style:font-name-asian="Times New Roman" fo:font-size="12pt" style:font-size-asian="12pt" style:font-size-complex="12pt" style:language-asian="fr" style:country-asian="FR"/>
    </style:style>
    <style:style style:name="P156" style:parent-style-name="Normal" style:list-style-name="LFO13" style:family="paragraph">
      <style:paragraph-properties fo:margin-top="0.0694in" fo:margin-bottom="0.0694in" fo:line-height="100%"/>
    </style:style>
    <style:style style:name="T157"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158" style:parent-style-name="Policepardéfaut" style:family="text">
      <style:text-properties style:font-name="Times New Roman" style:font-name-asian="Times New Roman" fo:font-size="12pt" style:font-size-asian="12pt" style:font-size-complex="12pt" style:language-asian="fr" style:country-asian="FR"/>
    </style:style>
    <style:style style:name="P159" style:parent-style-name="Normal" style:list-style-name="LFO13" style:family="paragraph">
      <style:paragraph-properties fo:margin-top="0.0694in" fo:margin-bottom="0.0694in" fo:line-height="100%"/>
    </style:style>
    <style:style style:name="T160"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161" style:parent-style-name="Policepardéfaut" style:family="text">
      <style:text-properties style:font-name="Times New Roman" style:font-name-asian="Times New Roman" fo:font-size="12pt" style:font-size-asian="12pt" style:font-size-complex="12pt" style:language-asian="fr" style:country-asian="FR"/>
    </style:style>
  </office:automatic-styles>
  <office:body>
    <office:text text:use-soft-page-breaks="true">
      <text:h text:style-name="P1" text:outline-level="3">Modèle Conceptuel de Données (MCD)</text:h>
      <text:p text:style-name="P2"/>
      <text:list text:style-name="LFO1" text:continue-numbering="true">
        <text:list-item>
          <text:p text:style-name="P3"><text:span text:style-name="T4">Utilisateurs (Users)</text:span><text:span text:style-name="T5"><text:s/>:</text:span></text:p>
        </text:list-item>
      </text:list>
      <text:list text:style-name="LFO2" text:continue-numbering="true">
        <text:list-item>
          <text:p text:style-name="P6">ID Utilisateur (PK)</text:p>
        </text:list-item>
        <text:list-item>
          <text:p text:style-name="P7">Nom</text:p>
        </text:list-item>
        <text:list-item>
          <text:p text:style-name="P8">Email</text:p>
        </text:list-item>
        <text:list-item>
          <text:p text:style-name="P9">Mot de passe</text:p>
        </text:list-item>
        <text:list-item>
          <text:p text:style-name="P10">Rôle</text:p>
        </text:list-item>
        <text:list-item>
          <text:p text:style-name="P11">Portable</text:p>
        </text:list-item>
        <text:list-item>
          <text:p text:style-name="P12">Ville</text:p>
        </text:list-item>
        <text:list-item>
          <text:p text:style-name="P13">Cod postal</text:p>
        </text:list-item>
        <text:list-item>
          <text:p text:style-name="P14">Date Enregistrement</text:p>
        </text:list-item>
      </text:list>
      <text:list text:style-name="LFO1" text:continue-numbering="true">
        <text:list-item>
          <text:p text:style-name="P15"><text:span text:style-name="T16">Tableaux (Boards)</text:span><text:span text:style-name="T17"><text:s/>:</text:span></text:p>
        </text:list-item>
      </text:list>
      <text:list text:style-name="LFO3" text:continue-numbering="true">
        <text:list-item>
          <text:p text:style-name="P18">ID Tableau (PK)</text:p>
        </text:list-item>
        <text:list-item>
          <text:p text:style-name="P19">Nom</text:p>
        </text:list-item>
        <text:list-item>
          <text:p text:style-name="P20">Description</text:p>
        </text:list-item>
        <text:list-item>
          <text:p text:style-name="P21">Date de création</text:p>
        </text:list-item>
        <text:list-item>
          <text:p text:style-name="P22">ID<text:s/>Utilisateur (FK)</text:p>
        </text:list-item>
      </text:list>
      <text:list text:style-name="LFO1" text:continue-numbering="true">
        <text:list-item>
          <text:p text:style-name="P23"><text:span text:style-name="T24">Listes (List)</text:span><text:span text:style-name="T25"><text:s/>:</text:span></text:p>
        </text:list-item>
      </text:list>
      <text:list text:style-name="LFO4" text:continue-numbering="true">
        <text:list-item>
          <text:p text:style-name="P26">ID Liste (PK)</text:p>
        </text:list-item>
        <text:list-item>
          <text:p text:style-name="P27">Nom</text:p>
        </text:list-item>
        <text:list-item>
          <text:p text:style-name="P28">Position</text:p>
        </text:list-item>
        <text:list-item>
          <text:p text:style-name="P29">ID Tableau (FK)</text:p>
        </text:list-item>
      </text:list>
      <text:list text:style-name="LFO1" text:continue-numbering="true">
        <text:list-item>
          <text:p text:style-name="P30"><text:span text:style-name="T31">Cartes (Cards)</text:span><text:span text:style-name="T32"><text:s/>:</text:span></text:p>
        </text:list-item>
      </text:list>
      <text:list text:style-name="LFO5" text:continue-numbering="true">
        <text:list-item>
          <text:p text:style-name="P33">ID Carte (PK)</text:p>
        </text:list-item>
        <text:list-item>
          <text:p text:style-name="P34">Titre</text:p>
        </text:list-item>
        <text:list-item>
          <text:p text:style-name="P35">Description</text:p>
        </text:list-item>
        <text:list-item>
          <text:p text:style-name="P36">Date de création</text:p>
        </text:list-item>
        <text:list-item>
          <text:p text:style-name="P37">Date d’échéance</text:p>
        </text:list-item>
        <text:list-item>
          <text:p text:style-name="P38">ID Liste (FK)</text:p>
        </text:list-item>
        <text:list-item>
          <text:p text:style-name="P39">ID Utilisateur</text:p>
        </text:list-item>
        <text:list-item>
          <text:p text:style-name="P40">ID ToDo</text:p>
        </text:list-item>
        <text:list-item>
          <text:p text:style-name="P41">ID Time Reports</text:p>
        </text:list-item>
      </text:list>
      <text:list text:style-name="LFO1" text:continue-numbering="true">
        <text:list-item>
          <text:p text:style-name="P42"><text:span text:style-name="T43">ToDos</text:span></text:p>
        </text:list-item>
      </text:list>
      <text:list text:style-name="LFO6" text:continue-numbering="true">
        <text:list-item>
          <text:p text:style-name="P44"><text:span text:style-name="T45">ID ToDo</text:span><text:span text:style-name="T46"><text:s/>(PK)</text:span></text:p>
        </text:list-item>
        <text:list-item>
          <text:p text:style-name="P47"><text:span text:style-name="T48">ID Carte</text:span><text:span text:style-name="T49"><text:s/>(FK) : Référence à la<text:s/></text:span><text:span text:style-name="T50">carte à laquelle la to-do appartient</text:span></text:p>
        </text:list-item>
        <text:list-item>
          <text:p text:style-name="P51">Titre : Titre de la tâche</text:p>
        </text:list-item>
        <text:list-item>
          <text:p text:style-name="P52">Description : Description de la tâche</text:p>
        </text:list-item>
        <text:list-item>
          <text:p text:style-name="P53">Est Fait : Statut de la tâche (true/false)</text:p>
        </text:list-item>
      </text:list>
      <text:list text:style-name="LFO1" text:continue-numbering="true">
        <text:list-item>
          <text:p text:style-name="P54"><text:span text:style-name="T55">Time Reports</text:span></text:p>
        </text:list-item>
      </text:list>
      <text:list text:style-name="LFO7" text:continue-numbering="true">
        <text:list-item>
          <text:p text:style-name="P56"><text:span text:style-name="T57">ID Rapport</text:span><text:span text:style-name="T58"><text:s/>(PK)</text:span></text:p>
        </text:list-item>
        <text:list-item>
          <text:p text:style-name="P59"><text:span text:style-name="T60">ID Carte</text:span><text:span text:style-name="T61"><text:s/>(FK) : Référence à la carte</text:span></text:p>
        </text:list-item>
        <text:list-item>
          <text:p text:style-name="P62">Total Heures : Calculé comme la somme des heures des entrées de temps pour la carte</text:p>
        </text:list-item>
        <text:list-item>
          <text:p text:style-name="P63">Date rapport : Date à laquelle le rapport est généré</text:p>
        </text:list-item>
      </text:list>
      <text:p text:style-name="P64"/>
      <text:list text:style-name="LFO1" text:continue-numbering="true">
        <text:list-item>
          <text:p text:style-name="P65"><text:span text:style-name="T66">Commentaires (Comments)</text:span><text:span text:style-name="T67"><text:s/>:</text:span></text:p>
        </text:list-item>
      </text:list>
      <text:list text:style-name="LFO8" text:continue-numbering="true">
        <text:list-item>
          <text:p text:style-name="P68">ID Commentaire (PK)</text:p>
        </text:list-item>
        <text:list-item>
          <text:p text:style-name="P69">Contenu</text:p>
        </text:list-item>
        <text:list-item>
          <text:p text:style-name="P70">Date de création</text:p>
        </text:list-item>
        <text:list-item>
          <text:p text:style-name="P71">ID Carte (FK)</text:p>
        </text:list-item>
        <text:list-item>
          <text:p text:style-name="P72">ID Utilisateur (FK)</text:p>
        </text:list-item>
      </text:list>
      <text:list text:style-name="LFO1" text:continue-numbering="true">
        <text:list-item>
          <text:p text:style-name="P73"><text:span text:style-name="T74">Étiquettes (Labels)</text:span><text:span text:style-name="T75"><text:s/>:</text:span></text:p>
        </text:list-item>
      </text:list>
      <text:list text:style-name="LFO9" text:continue-numbering="true">
        <text:list-item>
          <text:p text:style-name="P76">ID Etiquette (PK)</text:p>
        </text:list-item>
        <text:list-item>
          <text:p text:style-name="P77">Nom</text:p>
        </text:list-item>
        <text:list-item>
          <text:p text:style-name="P78">Couleur</text:p>
        </text:list-item>
      </text:list>
      <text:list text:style-name="LFO1" text:continue-numbering="true">
        <text:list-item>
          <text:p text:style-name="P79"><text:span text:style-name="T80">Cartes Etiquettes (Cards Labels)</text:span><text:span text:style-name="T81"><text:s/>:</text:span></text:p>
        </text:list-item>
      </text:list>
      <text:list text:style-name="LFO10" text:continue-numbering="true">
        <text:list-item>
          <text:p text:style-name="P82">ID Carte (FK)</text:p>
        </text:list-item>
        <text:list-item>
          <text:p text:style-name="P83">ID Etiquette (FK)</text:p>
        </text:list-item>
        <text:list-item>
          <text:p text:style-name="P84"/>
        </text:list-item>
      </text:list>
      <text:list text:style-name="LFO1" text:continue-numbering="true">
        <text:list-item>
          <text:p text:style-name="P85"><text:span text:style-name="T86">Entreprises (Companies)</text:span></text:p>
        </text:list-item>
      </text:list>
      <text:list text:style-name="LFO11" text:continue-numbering="true">
        <text:list-item>
          <text:p text:style-name="P87"><text:span text:style-name="T88">ID Entreprise (PK)</text:span></text:p>
        </text:list-item>
        <text:list-item>
          <text:p text:style-name="P89">Nom</text:p>
        </text:list-item>
        <text:list-item>
          <text:p text:style-name="P90">Ville</text:p>
        </text:list-item>
        <text:list-item>
          <text:p text:style-name="P91">Code postal</text:p>
        </text:list-item>
        <text:list-item>
          <text:p text:style-name="P92">Téléphone</text:p>
        </text:list-item>
        <text:list-item>
          <text:p text:style-name="P93">Email</text:p>
        </text:list-item>
      </text:list>
      <text:list text:style-name="LFO1" text:continue-numbering="true">
        <text:list-item>
          <text:p text:style-name="P94">Rapports (Reports)</text:p>
        </text:list-item>
      </text:list>
      <text:list text:style-name="LFO12" text:continue-numbering="true">
        <text:list-item>
          <text:p text:style-name="P95"><text:span text:style-name="T96">ID Rapport (PK)</text:span></text:p>
        </text:list-item>
        <text:list-item>
          <text:p text:style-name="P97"><text:span text:style-name="T98">ID Carte (FK)</text:span><text:span text:style-name="T99"><text:s/>: Référence à la carte pour laquelle le rapport est généré</text:span></text:p>
        </text:list-item>
        <text:list-item>
          <text:p text:style-name="P100"><text:span text:style-name="T101">ID Utilisateur (FK)</text:span><text:span text:style-name="T102"><text:s/>: Référence à l'utilisateur qui a généré le rapport</text:span></text:p>
        </text:list-item>
        <text:list-item>
          <text:p text:style-name="P103"><text:span text:style-name="T104">ID Entreprise (FK)</text:span><text:span text:style-name="T105"><text:s/>: Référence à l'entreprise pour laquelle le rapport est généré</text:span></text:p>
        </text:list-item>
        <text:list-item>
          <text:p text:style-name="P106">Titre : Titre du rapport</text:p>
        </text:list-item>
        <text:list-item>
          <text:p text:style-name="P107">Description : Description du contenu du rapport</text:p>
        </text:list-item>
        <text:list-item>
          <text:p text:style-name="P108">Date Rapport : Date à laquelle le rapport est généré</text:p>
        </text:list-item>
        <text:list-item>
          <text:p text:style-name="P109">Total Heures : Total des heures reportées dans le rapport (calculé ou ajouté manuellement)</text:p>
        </text:list-item>
      </text:list>
      <text:p text:style-name="P110"/>
      <text:p text:style-name="P111"/>
      <text:p text:style-name="P112">Explication de notre modèle de données</text:p>
      <text:p text:style-name="P113"/>
      <text:p text:style-name="P114">1. Utilisateurs (Users) :</text:p>
      <text:p text:style-name="P115"><text:s text:c="3"/>- Chaque utilisateur a un identifiant unique (ID<text:s/>Utilisateur), un nom, un email, un mot de passe, et un rôle (comme admin ou utilisateur normal).</text:p>
      <text:p text:style-name="P116"/>
      <text:p text:style-name="P117">2. Tableaux (Boards) :</text:p>
      <text:p text:style-name="P118"><text:s text:c="3"/>- Un tableau a un identifiant unique (ID Tableau), un nom, une description, une date de création, et est associé à un utilisateur (ID Utilisateur) qui l'a créé.</text:p>
      <text:p text:style-name="P119"/>
      <text:p text:style-name="P120">3. Listes (Lists) :</text:p>
      <text:p text:style-name="P121"><text:s text:c="3"/>- Chaque liste appartient à un tableau. Elle a un identifiant unique (ID Liste), un nom, une position, et est associée à un tableau (ID Tableau).</text:p>
      <text:p text:style-name="P122"/>
      <text:p text:style-name="P123">4. Cartes (Cards) :</text:p>
      <text:p text:style-name="P124"><text:s text:c="3"/>- Les cartes se trouvent dans les listes. Une carte a un identifiant unique (ID Carte), un titre, une description, une date de création, une date d'échéance, et est associée à une liste (ID Liste). De plus, chaque carte peut avoir un rapport de temps (Time Report ID).</text:p>
      <text:p text:style-name="P125"/>
      <text:p text:style-name="P126">5. ToDos :</text:p>
      <text:p text:style-name="P127"><text:s text:c="3"/>- Les ToDos sont des tâches spécifiques associées à une carte. Chaque ToDo a un identifiant unique (ID ToDo), un titre, une description, un statut (fait ou non), et est lié à une carte (ID Carte).</text:p>
      <text:p text:style-name="P128"/>
      <text:p text:style-name="P129">6. Time Reports :</text:p>
      <text:p text:style-name="P130"><text:s text:c="3"/>- Les rapports de temps enregistrent le temps passé sur les cartes. Un rapport a un identifiant unique (ID Rapport), est lié à une carte (ID Carte), et inclut le total des heures (Total Heures), la date du rapport (Date rapport), ainsi que la date, l'heure de début (Heure début), et l'heure de fin (Heure fin).</text:p>
      <text:p text:style-name="P131"/>
      <text:p text:style-name="P132">7. Commentaires (Comments) :</text:p>
      <text:p text:style-name="P133"><text:s text:c="3"/>- Les utilisateurs peuvent ajouter des commentaires aux cartes. Un commentaire a un identifiant unique (ID Commentaire), un contenu, une date de création, et est associé à une carte (ID Carte) et à un utilisateur (ID Utilisateur).</text:p>
      <text:p text:style-name="P134"/>
      <text:p text:style-name="P135">8. Étiquettes (Labels) :</text:p>
      <text:p text:style-name="P136"><text:s text:c="3"/>- Les étiquettes sont utilisées pour catégoriser les cartes. Une étiquette a un identifiant unique (ID Etiquette), un nom, et une couleur.</text:p>
      <text:p text:style-name="P137"/>
      <text:p text:style-name="P138">9. Cartes Étiquettes (Cards Labels) :</text:p>
      <text:p text:style-name="P139"><text:s text:c="3"/>- C'est une table de<text:s/>liaison pour gérer les relations "many-to-many" entre les cartes et les étiquettes. Cela signifie qu'une carte peut avoir plusieurs étiquettes et une étiquette peut être utilisée sur plusieurs cartes.<text:s/></text:p>
      <text:p text:style-name="P140"/>
      <text:p text:style-name="P141">Relations entre les entités</text:p>
      <text:p text:style-name="P142"/>
      <text:p text:style-name="P143">- Un utilisateur peut créer plusieurs tableaux.</text:p>
      <text:p text:style-name="P144">- Un tableau peut contenir plusieurs listes.</text:p>
      <text:p text:style-name="P145">- Une liste peut contenir plusieurs cartes.</text:p>
      <text:p text:style-name="P146">- Une carte peut avoir plusieurs tâches (ToDos), rapports de temps, et commentaires.</text:p>
      <text:p text:style-name="P147">- Un utilisateur peut écrire plusieurs commentaires.</text:p>
      <text:p text:style-name="P148">- Une carte peut avoir plusieurs étiquettes, et une étiquette peut être associée à plusieurs cartes (relation many-to-many).</text:p>
      <text:p text:style-name="Normal"/>
      <text:p text:style-name="P149">Pour accéder au total des heures passées sur une carte depuis un utilisateur, il faut suivre plusieurs étapes :</text:p>
      <text:list text:style-name="LFO13" text:continue-numbering="true">
        <text:list-item>
          <text:p text:style-name="P150"><text:span text:style-name="T151">Récupérer les tableaux créés par l'utilisateur</text:span><text:span text:style-name="T152">.</text:span></text:p>
        </text:list-item>
        <text:list-item>
          <text:p text:style-name="P153"><text:span text:style-name="T154">Récupérer les listes des tableaux de l'utilisateur</text:span><text:span text:style-name="T155">.</text:span></text:p>
        </text:list-item>
        <text:list-item>
          <text:p text:style-name="P156"><text:span text:style-name="T157">Récupérer les cartes dans les listes des tableaux</text:span><text:span text:style-name="T158">.</text:span></text:p>
        </text:list-item>
        <text:list-item>
          <text:p text:style-name="P159"><text:span text:style-name="T160">Calculer le temps total passé sur chaque carte</text:span><text:span text:style-name="T161">.</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gtay aliyev</meta:initial-creator>
    <dc:creator>ogtay aliyev</dc:creator>
    <meta:creation-date>2024-07-02T09:27:00Z</meta:creation-date>
    <dc:date>2024-07-02T17:24:00Z</dc:date>
    <meta:template xlink:href="Normal.dotm" xlink:type="simple"/>
    <meta:editing-cycles>3</meta:editing-cycles>
    <meta:editing-duration>PT26040S</meta:editing-duration>
    <meta:document-statistic meta:page-count="1" meta:paragraph-count="8" meta:word-count="688" meta:character-count="4465" meta:row-count="31" meta:non-whitespace-character-count="3785"/>
  </office:meta>
</office:document-meta>
</file>